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ings</text:p>
      <text:list xml:id="list4089669250241024931" text:style-name="L1">
        <text:list-item>
          <text:p text:style-name="P1">name</text:p>
        </text:list-item>
        <text:list-item>
          <text:p text:style-name="P1">buildingtype</text:p>
        </text:list-item>
        <text:list-item>
          <text:p text:style-name="P1">hitpoints</text:p>
        </text:list-item>
        <text:list-item>
          <text:p text:style-name="P1">icon</text:p>
        </text:list-item>
        <text:list-item>
          <text:p text:style-name="P1">ghost</text:p>
        </text:list-item>
        <text:list-item>
          <text:p text:style-name="P1">tech nodig</text:p>
        </text:list-item>
        <text:list-item>
          <text:p text:style-name="P1">buildingstages </text:p>
          <text:list>
            <text:list-item>
              <text:p text:style-name="P1">progress%</text:p>
            </text:list-item>
            <text:list-item>
              <text:p text:style-name="P1">sprite</text:p>
            </text:list-item>
          </text:list>
        </text:list-item>
        <text:list-item>
          <text:p text:style-name="P1">animation als hij er is</text:p>
        </text:list-item>
        <text:list-item>
          <text:p text:style-name="P1">animation als hij bezig is</text:p>
        </text:list-item>
        <text:list-item>
          <text:p text:style-name="P1">acties</text:p>
        </text:list-item>
      </text:list>
      <text:p text:style-name="Standard"/>
      <text:p text:style-name="Standard">Acties</text:p>
      <text:list xml:id="list37514827" text:continue-numbering="true" text:style-name="L1">
        <text:list-item>
          <text:p text:style-name="P1">naam</text:p>
        </text:list-item>
        <text:list-item>
          <text:p text:style-name="P1">icon</text:p>
        </text:list-item>
        <text:list-item>
          <text:p text:style-name="P1">required tech</text:p>
        </text:list-item>
        <text:list-item>
          <text:p text:style-name="P1">kosten</text:p>
        </text:list-item>
        <text:list-item>
          <text:p text:style-name="P1">progress tijd</text:p>
        </text:list-item>
        <text:list-item>
          <text:p text:style-name="P1">stackable</text:p>
        </text:list-item>
        <text:list-item>
          <text:p text:style-name="P1">type</text:p>
          <text:list>
            <text:list-item>
              <text:p text:style-name="P1">unit</text:p>
            </text:list-item>
            <text:list-item>
              <text:p text:style-name="P1">tech</text:p>
              <text:list>
                <text:list-item>
                  <text:p text:style-name="P1">welke</text:p>
                </text:list-item>
              </text:list>
            </text:list-item>
            <text:list-item>
              <text:p text:style-name="P1">upgrade</text:p>
              <text:list>
                <text:list-item>
                  <text:p text:style-name="P1">welke</text:p>
                </text:list-item>
              </text:list>
            </text:list-item>
          </text:list>
        </text:list-item>
      </text:list>
      <text:list xml:id="list4179869111193892575" text:style-name="L2">
        <text:list-item>
          <text:p text:style-name="P2">welke acties meteen ook uitvoeren</text:p>
        </text:list-item>
      </text:list>
      <text:p text:style-name="Standard"/>
      <text:p text:style-name="Standard"/>
      <text:p text:style-name="Standard"/>
      <text:p text:style-name="Standard">UI:</text:p>
      <text:p text:style-name="Standard">Onderaan scherm welke objecten zijn geselecteerd. Bij selectie op Unit, dan ook BuildingManager</text:p>
      <text:p text:style-name="Standard">Obejcten met acties eronder: acties kunnen kiezen. Klik = starten. Rechterklik: stoppen, resources kwijt conform hoever de ontwikkeling was. Een overlay, half-doorzichtig geeft progress door. Niet mogelijk obv tech: niet tonen, niet mogelikjk obv resources: mark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y van Son</meta:initial-creator>
    <meta:creation-date>2024-09-16T08:01:51.43</meta:creation-date>
    <dc:date>2024-09-27T17:26:10.05</dc:date>
    <dc:creator>Tommy van Son</dc:creator>
    <meta:editing-duration>PT44M26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1" meta:paragraph-count="30" meta:word-count="117" meta:character-count="645"/>
  </office:meta>
</office:document-meta>
</file>